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6C97E40EBA8B643D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b66c" draw:textarea-horizontal-align="justify" draw:textarea-vertical-align="middle" draw:auto-grow-height="false" fo:min-height="2.15cm" fo:min-width="8.533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7.898cm" fo:min-width="7.9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0cm"/>
      <style:paragraph-properties style:writing-mode="lr-tb"/>
    </style:style>
    <style:style style:name="gr7" style:family="graphic" style:parent-style-name="A4">
      <style:graphic-properties draw:stroke="none" svg:stroke-color="#000000" draw:fill="solid" draw:fill-color="#ffffa6" fo:min-height="0.903cm"/>
      <style:paragraph-properties style:writing-mode="lr-tb"/>
    </style:style>
    <style:style style:name="gr8" style:family="graphic" style:parent-style-name="A4">
      <style:graphic-properties draw:stroke="none" svg:stroke-color="#000000" draw:fill="solid" draw:fill-color="#ffffa6" fo:min-height="0.9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7cm" fo:min-width="0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</style:style>
    <style:style style:name="gr17" style:family="graphic" style:parent-style-name="objectwithoutfill">
      <style:graphic-properties draw:marker-end="Arrowheads_20_7" draw:marker-end-width="0.3cm" draw:fill="none" draw:textarea-vertical-align="middle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66c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style:text-properties style:font-name="DejaVu Sans Mono" fo:font-size="22pt" style:font-size-asian="24pt" style:font-size-complex="24pt"/>
    </style:style>
    <style:style style:name="P7" style:family="paragraph">
      <loext:graphic-properties draw:fill="solid" draw:fill-color="#ffffa6"/>
      <style:text-properties style:font-name="DejaVu Sans Mono" fo:font-size="22pt" style:font-size-asian="24pt" style:font-size-complex="24pt"/>
    </style:style>
    <style:style style:name="P8" style:family="paragraph">
      <style:text-properties fo:font-size="24pt" fo:font-style="italic"/>
    </style:style>
    <style:style style:name="P9" style:family="paragraph">
      <loext:graphic-properties draw:fill="none" draw:fill-color="#ffffff"/>
      <style:text-properties fo:font-size="24pt" fo:font-style="italic"/>
    </style:style>
    <style:style style:name="T1" style:family="text">
      <style:text-properties fo:font-size="24pt"/>
    </style:style>
    <style:style style:name="T2" style:family="text">
      <style:text-properties style:font-name="DejaVu Sans Mono" fo:font-size="22pt" style:font-size-asian="24pt" style:font-size-complex="24pt"/>
    </style:style>
    <style:style style:name="T3" style:family="text">
      <style:text-properties style:font-name="DejaVu Sans Mono"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032cm" svg:height="3.838cm" svg:x="6.48cm" svg:y="2.767cm">
          <text:p text:style-name="P1"><text:span text:style-name="T1">Web Hos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8.461cm" svg:height="8.198cm" svg:x="6.521cm" svg:y="15.6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605cm" svg:height="1.195cm" svg:x="9.651cm" svg:y="25.564cm">
          <draw:text-box>
            <text:p text:style-name="P4"><text:span text:style-name="T1">Browser</text:span></text:p>
          </draw:text-box>
        </draw:frame>
        <draw:frame draw:style-name="gr4" draw:text-style-name="P1" draw:layer="layout" svg:width="5.627cm" svg:height="5.12cm" svg:x="7.937cm" svg:y="17.226cm">
          <draw:image xlink:href="Pictures/10000000000001900000016C97E40EBA8B643D2B.png" xlink:type="simple" xlink:show="embed" xlink:actuate="onLoad" draw:mime-type="image/png">
            <text:p/>
          </draw:image>
        </draw:frame>
        <draw:frame draw:style-name="gr5" draw:text-style-name="P5" draw:layer="layout" svg:width="1.304cm" svg:height="1.195cm" svg:x="6.595cm" svg:y="19.229cm">
          <draw:text-box>
            <text:p text:style-name="P4"><text:span text:style-name="T1">W</text:span></text:p>
          </draw:text-box>
        </draw:frame>
        <draw:frame draw:style-name="gr3" draw:text-style-name="P5" draw:layer="layout" svg:width="1.304cm" svg:height="1.195cm" svg:x="10.137cm" svg:y="15.841cm">
          <draw:text-box>
            <text:p text:style-name="P4"><text:span text:style-name="T1">N</text:span></text:p>
          </draw:text-box>
        </draw:frame>
        <draw:frame draw:style-name="gr6" draw:text-style-name="P5" draw:layer="layout" svg:width="1.304cm" svg:height="1.268cm" svg:x="13.601cm" svg:y="19.267cm">
          <draw:text-box>
            <text:p text:style-name="P4"><text:span text:style-name="T1">E</text:span></text:p>
          </draw:text-box>
        </draw:frame>
        <draw:frame draw:style-name="gr3" draw:text-style-name="P5" draw:layer="layout" svg:width="1.304cm" svg:height="1.195cm" svg:x="10.322cm" svg:y="22.548cm">
          <draw:text-box>
            <text:p text:style-name="P4"><text:span text:style-name="T1">S</text:span></text:p>
          </draw:text-box>
        </draw:frame>
        <draw:frame draw:style-name="gr7" draw:text-style-name="P7" xml:id="id10" draw:id="id10" draw:layer="layout" svg:width="2.124cm" svg:height="0.903cm" svg:x="11.925cm" svg:y="23.405cm">
          <draw:text-box>
            <text:p text:style-name="P6"><text:span text:style-name="T2"><text:s/></text:span><text:span text:style-name="T3">out</text:span></text:p>
          </draw:text-box>
        </draw:frame>
        <draw:frame draw:style-name="gr7" draw:text-style-name="P7" xml:id="id9" draw:id="id9" draw:layer="layout" svg:width="2.124cm" svg:height="0.903cm" svg:x="13.974cm" svg:y="20.759cm">
          <draw:text-box>
            <text:p text:style-name="P6"><text:span text:style-name="T2"><text:s/></text:span><text:span text:style-name="T3">out</text:span></text:p>
          </draw:text-box>
        </draw:frame>
        <draw:frame draw:style-name="gr7" draw:text-style-name="P7" xml:id="id6" draw:id="id6" draw:layer="layout" svg:width="2.124cm" svg:height="0.903cm" svg:x="11.925cm" svg:y="15.244cm">
          <draw:text-box>
            <text:p text:style-name="P6"><text:span text:style-name="T2"><text:s/></text:span><text:span text:style-name="T3">out</text:span></text:p>
          </draw:text-box>
        </draw:frame>
        <draw:frame draw:style-name="gr8" draw:text-style-name="P7" xml:id="id3" draw:id="id3" draw:layer="layout" svg:width="2.124cm" svg:height="0.905cm" svg:x="5.402cm" svg:y="20.87cm">
          <draw:text-box>
            <text:p text:style-name="P6"><text:span text:style-name="T2"><text:s/></text:span><text:span text:style-name="T3">out</text:span></text:p>
          </draw:text-box>
        </draw:frame>
        <draw:frame draw:style-name="gr7" draw:text-style-name="P7" xml:id="id12" draw:id="id12" draw:layer="layout" svg:width="1.826cm" svg:height="0.903cm" svg:x="7.491cm" svg:y="23.406cm">
          <draw:text-box>
            <text:p text:style-name="P6"><text:span text:style-name="T2"><text:s/></text:span><text:span text:style-name="T3">in</text:span></text:p>
          </draw:text-box>
        </draw:frame>
        <draw:frame draw:style-name="gr7" draw:text-style-name="P7" xml:id="id8" draw:id="id8" draw:layer="layout" svg:width="1.826cm" svg:height="0.903cm" svg:x="14.124cm" svg:y="17.668cm">
          <draw:text-box>
            <text:p text:style-name="P6"><text:span text:style-name="T2"><text:s/></text:span><text:span text:style-name="T3">in</text:span></text:p>
          </draw:text-box>
        </draw:frame>
        <draw:frame draw:style-name="gr7" draw:text-style-name="P7" xml:id="id5" draw:id="id5" draw:layer="layout" svg:width="1.826cm" svg:height="0.903cm" svg:x="7.714cm" svg:y="15.209cm">
          <draw:text-box>
            <text:p text:style-name="P6"><text:span text:style-name="T2"><text:s/></text:span><text:span text:style-name="T3">in</text:span></text:p>
          </draw:text-box>
        </draw:frame>
        <draw:frame draw:style-name="gr7" draw:text-style-name="P7" xml:id="id2" draw:id="id2" draw:layer="layout" svg:width="1.826cm" svg:height="0.903cm" svg:x="5.628cm" svg:y="17.668cm">
          <draw:text-box>
            <text:p text:style-name="P6"><text:span text:style-name="T2"><text:s/></text:span><text:span text:style-name="T3">in</text:span></text:p>
          </draw:text-box>
        </draw:frame>
        <draw:frame draw:style-name="gr9" draw:text-style-name="P9" xml:id="id1" draw:id="id1" draw:layer="layout" svg:width="1.452cm" svg:height="1.195cm" svg:x="6.672cm" svg:y="8.014cm">
          <draw:text-box>
            <text:p text:style-name="P8"><text:span text:style-name="T1">/w</text:span></text:p>
          </draw:text-box>
        </draw:frame>
        <draw:frame draw:style-name="gr3" draw:text-style-name="P9" xml:id="id7" draw:id="id7" draw:layer="layout" svg:width="1.304cm" svg:height="1.195cm" svg:x="10.957cm" svg:y="7.977cm">
          <draw:text-box>
            <text:p text:style-name="P8"><text:span text:style-name="T1">/e</text:span></text:p>
          </draw:text-box>
        </draw:frame>
        <draw:frame draw:style-name="gr3" draw:text-style-name="P9" xml:id="id4" draw:id="id4" draw:layer="layout" svg:width="1.304cm" svg:height="1.195cm" svg:x="8.758cm" svg:y="7.977cm">
          <draw:text-box>
            <text:p text:style-name="P8"><text:span text:style-name="T1">/n</text:span></text:p>
          </draw:text-box>
        </draw:frame>
        <draw:frame draw:style-name="gr3" draw:text-style-name="P9" xml:id="id11" draw:id="id11" draw:layer="layout" svg:width="1.304cm" svg:height="1.195cm" svg:x="13.082cm" svg:y="8.016cm">
          <draw:text-box>
            <text:p text:style-name="P8"><text:span text:style-name="T1">/s</text:span></text:p>
          </draw:text-box>
        </draw:frame>
        <draw:frame draw:style-name="gr10" draw:text-style-name="P9" draw:layer="layout" svg:width="10.584cm" svg:height="1.195cm" svg:x="5.738cm" svg:y="6.748cm">
          <draw:text-box>
            <text:p text:style-name="P8"><text:span text:style-name="T1">http://hyperdata.it/environs</text:span></text:p>
          </draw:text-box>
        </draw:frame>
        <draw:connector draw:style-name="gr11" draw:text-style-name="P3" draw:layer="layout" draw:line-skew="-1.383cm" svg:x1="7.398cm" svg:y1="9.209cm" svg:x2="5.628cm" svg:y2="18.119cm" draw:start-shape="id1" draw:start-glue-point="2" draw:end-shape="id2" draw:end-glue-point="3" svg:d="M7398 9209v2847h-2270v6063h500" svg:viewBox="0 0 2271 8911">
          <text:p/>
        </draw:connector>
        <draw:connector draw:style-name="gr12" draw:text-style-name="P3" draw:layer="layout" draw:line-skew="0cm -3.208cm" svg:x1="5.402cm" svg:y1="21.322cm" svg:x2="7.398cm" svg:y2="9.209cm" draw:start-shape="id3" draw:start-glue-point="3" draw:end-shape="id1" draw:end-glue-point="2" svg:d="M5402 21322h-500v-9490h2496v-2623" svg:viewBox="0 0 2497 12114">
          <text:p/>
        </draw:connector>
        <draw:connector draw:style-name="gr13" draw:text-style-name="P3" draw:layer="layout" svg:x1="9.41cm" svg:y1="9.172cm" svg:x2="8.627cm" svg:y2="15.209cm" draw:start-shape="id4" draw:start-glue-point="2" draw:end-shape="id5" draw:end-glue-point="0" svg:d="M9410 9172v3019h-783v3018" svg:viewBox="0 0 784 6038">
          <text:p/>
        </draw:connector>
        <draw:connector draw:style-name="gr14" draw:text-style-name="P3" draw:layer="layout" draw:line-skew="0.742cm" svg:x1="12.987cm" svg:y1="15.244cm" svg:x2="9.41cm" svg:y2="9.172cm" draw:start-shape="id6" draw:start-glue-point="0" draw:end-shape="id4" draw:end-glue-point="2" svg:d="M12987 15244v-2294h-3577v-3778" svg:viewBox="0 0 3578 6073">
          <text:p/>
        </draw:connector>
        <draw:connector draw:style-name="gr15" draw:text-style-name="P3" draw:layer="layout" draw:line-skew="-1.253cm" svg:x1="11.609cm" svg:y1="9.172cm" svg:x2="15.95cm" svg:y2="18.119cm" draw:start-shape="id7" draw:start-glue-point="2" draw:end-shape="id8" draw:end-glue-point="1" svg:d="M11609 9172v2995h4841v5952h-500" svg:viewBox="0 0 4842 8948">
          <text:p/>
        </draw:connector>
        <draw:connector draw:style-name="gr16" draw:text-style-name="P3" draw:layer="layout" draw:line-skew="0cm -3.059cm" svg:x1="16.098cm" svg:y1="21.21cm" svg:x2="11.609cm" svg:y2="9.172cm" draw:start-shape="id9" draw:start-glue-point="1" draw:end-shape="id7" draw:end-glue-point="2" svg:d="M16098 21210h500v-9303h-4989v-2735" svg:viewBox="0 0 4990 12039">
          <text:p/>
        </draw:connector>
        <draw:connector draw:style-name="gr17" draw:text-style-name="P3" draw:layer="layout" draw:line-skew="0cm 3.45cm -5.072cm" svg:x1="12.987cm" svg:y1="24.308cm" svg:x2="13.734cm" svg:y2="9.211cm" draw:start-shape="id10" draw:start-glue-point="2" draw:end-shape="id11" draw:end-glue-point="2" svg:d="M12987 24308v500h5012v-13572h-4265v-2025" svg:viewBox="0 0 5013 15598">
          <text:p/>
        </draw:connector>
        <draw:connector draw:style-name="gr18" draw:text-style-name="P3" draw:layer="layout" draw:line-skew="3.076cm" svg:x1="14.386cm" svg:y1="8.613cm" svg:x2="8.404cm" svg:y2="24.309cm" draw:start-shape="id11" draw:start-glue-point="1" draw:end-shape="id12" draw:end-glue-point="2" svg:d="M14386 8613h3576v16196h-9558v-500" svg:viewBox="0 0 9559 161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7T14:27:55.095267113</meta:creation-date>
    <dc:date>2021-11-27T15:39:09.233527860</dc:date>
    <meta:editing-duration>PT15M54S</meta:editing-duration>
    <meta:editing-cycles>3</meta:editing-cycles>
    <meta:generator>LibreOffice/7.2.2.2$Linux_X86_64 LibreOffice_project/20$Build-2</meta:generator>
    <meta:document-statistic meta:object-count="29"/>
  </office:meta>
</office:document-meta>
</file>